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1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1" style:family="table">
      <style:table-properties style:width="15.997cm" style:rel-width="100%" fo:break-before="column" table:align="right" style:may-break-between-rows="false" style:writing-mode="lr-tb"/>
    </style:style>
    <style:style style:name="Table1.A" style:family="table-column">
      <style:table-column-properties style:column-width="7.992cm" style:rel-column-width="4805*"/>
    </style:style>
    <style:style style:name="Table1.B" style:family="table-column">
      <style:table-column-properties style:column-width="8.005cm" style:rel-column-width="4812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5.997cm" style:rel-width="100%" table:align="right" style:may-break-between-rows="false" style:writing-mode="lr-tb"/>
    </style:style>
    <style:style style:name="Table2.A" style:family="table-column">
      <style:table-column-properties style:column-width="7.992cm" style:rel-column-width="4805*"/>
    </style:style>
    <style:style style:name="Table2.B" style:family="table-column">
      <style:table-column-properties style:column-width="8.005cm" style:rel-column-width="4812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 style:font-name="Liberation Serif1"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use-window-font-color="true" style:font-name="Liberation Serif1" fo:font-style="normal" officeooo:paragraph-rsid="00339f13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1" fo:font-weight="bold" style:font-weight-asian="bold" style:font-weight-complex="bold"/>
    </style:style>
    <style:style style:name="P4" style:family="paragraph" style:parent-style-name="Standard">
      <style:text-properties style:use-window-font-color="true" style:font-name="Liberation Serif1" fo:font-weight="bold" officeooo:rsid="001e014f" officeooo:paragraph-rsid="001e014f" style:font-weight-asian="bold" style:font-weight-complex="bold"/>
    </style:style>
    <style:style style:name="P5" style:family="paragraph" style:parent-style-name="Standard">
      <style:text-properties style:font-name="Liberation Serif1" fo:font-size="11pt" style:font-size-asian="11pt" style:font-size-complex="11pt"/>
    </style:style>
    <style:style style:name="P6" style:family="paragraph" style:parent-style-name="Standard">
      <style:text-properties style:font-name="Liberation Serif1" fo:font-size="11pt" officeooo:paragraph-rsid="002c7fa8" style:font-size-asian="11pt" style:font-size-complex="11pt"/>
    </style:style>
    <style:style style:name="P7" style:family="paragraph" style:parent-style-name="Standard">
      <style:text-properties officeooo:rsid="003ec06b"/>
    </style:style>
    <style:style style:name="P8" style:family="paragraph" style:parent-style-name="Standard">
      <style:text-properties officeooo:rsid="003e3a55"/>
    </style:style>
    <style:style style:name="P9" style:family="paragraph" style:parent-style-name="Table_20_Contents">
      <style:text-properties style:font-name="Liberation Serif1"/>
    </style:style>
    <style:style style:name="P10" style:family="paragraph" style:parent-style-name="Table_20_Contents">
      <style:text-properties style:font-name="Liberation Serif1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Table_20_Contents">
      <style:text-properties style:font-name="Liberation Serif1" fo:font-weight="bold" style:font-weight-asian="bold" style:font-weight-complex="bold"/>
    </style:style>
    <style:style style:name="P12" style:family="paragraph" style:parent-style-name="Standard" style:master-page-name="">
      <style:paragraph-properties style:page-number="auto"/>
      <style:text-properties style:font-name="Liberation Serif1" fo:font-size="11pt" officeooo:paragraph-rsid="002c7fa8" style:font-size-asian="11pt" style:font-size-complex="11pt"/>
    </style:style>
    <style:style style:name="P13" style:family="paragraph" style:parent-style-name="Standard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officeooo:rsid="003f7128" style:font-weight-asian="bold" style:font-weight-complex="bold"/>
    </style:style>
    <style:style style:name="T3" style:family="text">
      <style:text-properties fo:font-weight="bold" officeooo:rsid="00411cc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579c6"/>
    </style:style>
    <style:style style:name="T7" style:family="text">
      <style:text-properties fo:font-weight="normal" officeooo:rsid="001e0fce" style:font-weight-asian="normal" style:font-weight-complex="normal"/>
    </style:style>
    <style:style style:name="T8" style:family="text">
      <style:text-properties officeooo:rsid="006f986f"/>
    </style:style>
    <style:style style:name="T9" style:family="text">
      <style:text-properties officeooo:rsid="002c7fa8"/>
    </style:style>
    <style:style style:name="T10" style:family="text">
      <style:text-properties officeooo:rsid="001623a7"/>
    </style:style>
    <style:style style:name="T11" style:family="text">
      <style:text-properties officeooo:rsid="0017d7cf"/>
    </style:style>
    <style:style style:name="T12" style:family="text">
      <style:text-properties officeooo:rsid="003ec06b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éance du <text:text-input text:description="">view.print_value('date')</text:text-input><text:span text:style-name="T1"><text:line-break/></text:span></text:p>
      <text:p text:style-name="P1">Composition de l'assemblée :</text:p>
      <text:p text:style-name="P2"><office:annotation><dc:date>2008-08-18T00:00:00</dc:date><text:p>do text if self.get_assembly()</text:p><text:p>from xhtml(view.print_assembly())</text:p></office:annotation><text:span text:style-name="T10">Assemblée</text:span></text:p>
      <text:p text:style-name="P2"><office:annotation><dc:creator>Auteur inconnu</dc:creator><dc:date>2019-02-15T15:35:08</dc:date><text:p text:style-name="P14"><text:span text:style-name="T13">do text if self.get_attendees()</text:span></text:p><text:p text:style-name="P14"><text:span text:style-name="T13">from xhtml(view.print_attendees())</text:span></text:p></office:annotation><text:span text:style-name="T11">Attendees</text:span></text:p>
      <text:p text:style-name="P2"/>
      <text:p text:style-name="P4">Observations :</text:p>
      <text:p text:style-name="P4"><text:span text:style-name="T7"><office:annotation><dc:creator>Auteur inconnu</dc:creator><dc:date>2021-01-25T11:11:01.074508993</dc:date><text:p><text:span text:style-name="T16">do text</text:span></text:p><text:p>from xhtml(view.printXhtml(self, self.observations) or 'Aucune.')</text:p></office:annotation></text:span><text:span text:style-name="T7">Observations</text:span></text:p>
      <text:p text:style-name="P3"/>
      <text:p text:style-name="P3">Le <text:text-input text:description="">meetingConfig.Title()</text:text-input><text:s/>à huis clos :<text:line-break/></text:p>
      <table:table table:name="Tableau3" table:style-name="Tableau3">
        <table:table-column table:style-name="Tableau3.A"/>
        <table:table-column table:style-name="Tableau3.B"/>
        <table:table-row table:style-name="TableLine94802478295808">
          <table:table-cell table:style-name="Tableau3.A1" office:value-type="string">
            <text:p text:style-name="P9"><office:annotation><dc:date>2008-08-18T00:00:00</dc:date><text:p>do row for item in list(enumerate(self.adapted().getPrintableItems(itemUids=itemUids, list_types=['normal'], ignore_review_states=[])))</text:p></office:annotation><text:span text:style-name="T3"><text:text-input text:description="">self.first_item_number+item[0]</text:text-input></text:span></text:p>
          </table:table-cell>
          <table:table-cell table:style-name="Tableau3.B1" office:value-type="string">
            <text:p text:style-name="P10"><text:text-input text:description="">item[1].Title()</text:text-input></text:p>
            <text:p text:style-name="P9"><office:annotation><dc:date>2008-08-18T00:00:00</dc:date><text:p>do text</text:p><text:p><text:span text:style-name="T15">from xhtml(view.printXhtml(item[1], (item[1].getMotivation(), '&lt;p&gt;&lt;strong&gt;DECIDE:&lt;/strong&gt;&lt;/p&gt;', item[1].getDecision())))</text:span></text:p></office:annotation>Decision</text:p>
            <text:p text:style-name="P9"><text:span text:style-name="T5"><text:line-break/></text:span><text:span text:style-name="T4"><office:annotation><dc:creator>Gauthier Bastien</dc:creator><dc:date>2011-03-09T10:36:11</dc:date><text:p text:style-name="P14"><text:span text:style-name="T14">do text if item[1].getNotes()</text:span></text:p></office:annotation></text:span><text:span text:style-name="T4">Interventions :</text:span></text:p>
            <text:p text:style-name="P9"><text:span text:style-name="T4"><office:annotation><dc:creator>Gauthier Bastien</dc:creator><dc:date>2011-03-09T10:36:11</dc:date><text:p text:style-name="P14"><text:span text:style-name="T14">do text if item[1].getNotes()</text:span></text:p><text:p text:style-name="P14"><text:span text:style-name="T14">from xhtml(view.printXhtml(item[1], item[1].getObservations()))</text:span></text:p></office:annotation></text:span><text:span text:style-name="T6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Line94802477541040">
          <table:table-cell table:style-name="Tableau2.A1" office:value-type="string">
            <text:p text:style-name="P9"><office:annotation><dc:date>2008-08-18T00:00:00</dc:date><text:p>do row for item in list(enumerate(self.adapted().getPrintableItems(itemUids=itemUids, list_types=['late'], ignore_review_states=[])))</text:p></office:annotation><text:span text:style-name="T2"><text:text-input text:description="">self.first_item_number+len(self.adapted().getPrintableItems(itemUids=itemUids, ignore_review_states=['delayed', ]))+item[0]</text:text-input></text:span></text:p>
          </table:table-cell>
          <table:table-cell table:style-name="Tableau2.A1" office:value-type="string">
            <text:p text:style-name="P11"><text:text-input text:description="">item[1].Title()</text:text-input></text:p>
            <text:p text:style-name="P9"><office:annotation><dc:date>2008-08-18T00:00:00</dc:date><text:p>do text</text:p><text:p><text:span text:style-name="T15">from xhtml(view.printXhtml(item[1], (item[1].getMotivation(), '&lt;p&gt;&lt;strong&gt;DECIDE:&lt;/strong&gt;&lt;/p&gt;', item[1].getDecision())))</text:span></text:p></office:annotation>Decision</text:p>
            <text:p text:style-name="P9"><text:span text:style-name="T4"><text:line-break/></text:span><text:span text:style-name="T4"><office:annotation><dc:creator>Gauthier Bastien</dc:creator><dc:date>2011-03-09T10:36:11</dc:date><text:p text:style-name="P14"><text:span text:style-name="T14">do text if item[1].getNotes()</text:span></text:p></office:annotation></text:span><text:span text:style-name="T4">Interventions :</text:span></text:p>
            <text:p text:style-name="P9"><text:span text:style-name="T4"><office:annotation><dc:creator>Gauthier Bastien</dc:creator><dc:date>2011-03-09T10:36:11</dc:date><text:p text:style-name="P14"><text:span text:style-name="T14">do text if item[1].getNotes()</text:span></text:p><text:p text:style-name="P14"><text:span text:style-name="T14">from xhtml(view.printXhtml(item[1], item[1].getObservations()))</text:span></text:p></office:annotation></text:span><text:span text:style-name="T6">Notes</text:span></text:p>
          </table:table-cell>
        </table:table-row>
        <table:table-row table:style-name="TableLine94802480304320"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ext:soft-page-break/>
        <table:table-row table:style-name="TableLine94802477606784">
          <table:table-cell table:style-name="Table1.A1" office:value-type="string">
            <text:p text:style-name="Standard"><office:annotation><dc:creator>Auteur inconnu</dc:creator><dc:date>2017-02-15T15:46:12</dc:date><text:p text:style-name="P14"><text:span text:style-name="T13">do table if self.get_signatures()</text:span></text:p></office:annotatio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Line94802479012976">
          <table:table-cell table:style-name="Table1.A1" office:value-type="string">
            <text:p text:style-name="P7"><text:text-input text:description="">self.get_signatures().split('\n')[0]</text:text-input></text:p>
          </table:table-cell>
          <table:table-cell table:style-name="Table1.A1" office:value-type="string">
            <text:p text:style-name="P7"><text:text-input text:description="">self.get_signatures().split('\n')[2]</text:text-input></text:p>
          </table:table-cell>
        </table:table-row>
        <table:table-row table:style-name="TableLine94802479834512">
          <table:table-cell table:style-name="Table1.A1" office:value-type="string">
            <text:p text:style-name="Standard">(s) <text:span text:style-name="T12"><text:text-input text:description="">self.get_signatures().split('\n')[1]</text:text-input></text:span></text:p>
          </table:table-cell>
          <table:table-cell table:style-name="Table1.A1" office:value-type="string">
            <text:p text:style-name="Standard"><text:span text:style-name="T9">(s) </text:span><text:span text:style-name="T9"><text:text-input text:description="">self.get_signatures().split('\n')[3]</text:text-input>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Line94802480672768">
          <table:table-cell table:style-name="Table2.A1" table:number-columns-spanned="2" office:value-type="string">
            <text:p text:style-name="Standard"><office:annotation><dc:creator>Auteur inconnu</dc:creator><dc:date>2017-02-15T15:46:12</dc:date><text:p text:style-name="P14"><text:span text:style-name="T13">do table if <text:s/>self.get_signatories()</text:span></text:p></office:annotation></text:p>
          </table:table-cell>
          <table:covered-table-cell/>
        </table:table-row>
        <table:table-row table:style-name="TableLine94802450228176">
          <table:table-cell table:style-name="Table2.A1" office:value-type="string">
            <text:p text:style-name="P8"><text:text-input text:description="">self.get_signatories(the_objects=True, by_signature_number=True)['1'].get_prefix_for_gender_and_number(include_value=True)</text:text-input></text:p>
          </table:table-cell>
          <table:table-cell table:style-name="Table2.A1" office:value-type="string">
            <text:p text:style-name="P8"><text:text-input text:description="">self.get_signatories(the_objects=True, by_signature_number=True)['2'].get_prefix_for_gender_and_number(include_value=True)</text:text-input></text:p>
          </table:table-cell>
        </table:table-row>
        <table:table-row table:style-name="TableLine94802477389824">
          <table:table-cell table:style-name="Table2.A1" office:value-type="string">
            <text:p text:style-name="Standard"><text:span text:style-name="T8">(s) </text:span><text:span text:style-name="T8"><text:text-input text:description="">self.get_signatories(the_objects=True, by_signature_number=True)['1'].get_person_title(include_person_title=False)</text:text-input></text:span></text:p>
          </table:table-cell>
          <table:table-cell table:style-name="Table2.A1" office:value-type="string">
            <text:p text:style-name="Standard"><text:span text:style-name="T8">(s) </text:span><text:span text:style-name="T8"><text:text-input text:description="">self.get_signatories(the_objects=True, by_signature_number=True)['2'].get_person_title(include_person_title=False)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1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loext:contextual-spacing="false" fo:text-align="start" style:justify-single-word="false" fo:orphans="2" fo:widows="2" style:page-number="auto" style:writing-mode="lr-tb"/>
      <style:text-properties style:use-window-font-color="true" style:font-name="Liberation Serif" fo:font-family="'Liberation Serif'" style:font-style-name="Normal" style:font-family-generic="roman" style:font-pitch="variable" fo:font-size="11pt" fo:language="fr" fo:country="FR" fo:background-color="transparen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1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1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text:s/>/ 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1-05-05T15:50:35</meta:creation-date>
    <dc:language>fr-BE</dc:language>
    <meta:editing-cycles>62</meta:editing-cycles>
    <meta:editing-duration>PT1H26M4S</meta:editing-duration>
    <meta:initial-creator>Gauthier Bastien</meta:initial-creator>
    <dc:date>2021-10-21T11:24:50.761149112</dc:date>
    <meta:document-statistic meta:table-count="4" meta:image-count="0" meta:object-count="0" meta:page-count="2" meta:paragraph-count="28" meta:word-count="79" meta:character-count="1052" meta:non-whitespace-character-count="1023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